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bc60" officeooo:paragraph-rsid="0011bc60"/>
    </style:style>
    <style:style style:name="P2" style:family="paragraph" style:parent-style-name="Standard">
      <style:paragraph-properties fo:text-align="start" style:justify-single-word="false"/>
      <style:text-properties fo:font-weight="bold" officeooo:rsid="00123d45" officeooo:paragraph-rsid="00123d4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23d45" officeooo:paragraph-rsid="00123d4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4125b" officeooo:paragraph-rsid="0014125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4125b" officeooo:paragraph-rsid="001778d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4125b" officeooo:paragraph-rsid="001778d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b3e44" officeooo:paragraph-rsid="001b3e4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b3e44" officeooo:paragraph-rsid="004af32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f0250" officeooo:paragraph-rsid="001f025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f0250" officeooo:paragraph-rsid="0033f67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f0250" officeooo:paragraph-rsid="0039209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f0250" officeooo:paragraph-rsid="003e92d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35bef7" officeooo:paragraph-rsid="0035bef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3ee3aa" officeooo:paragraph-rsid="003ee3aa" style:font-weight-asian="normal" style:font-weight-complex="normal"/>
    </style:style>
    <style:style style:name="T1" style:family="text">
      <style:text-properties officeooo:rsid="001364d0"/>
    </style:style>
    <style:style style:name="T2" style:family="text">
      <style:text-properties officeooo:rsid="00148cf0"/>
    </style:style>
    <style:style style:name="T3" style:family="text">
      <style:text-properties officeooo:rsid="001778de"/>
    </style:style>
    <style:style style:name="T4" style:family="text">
      <style:text-properties officeooo:rsid="001b3e44"/>
    </style:style>
    <style:style style:name="T5" style:family="text">
      <style:text-properties officeooo:rsid="001cab74"/>
    </style:style>
    <style:style style:name="T6" style:family="text">
      <style:text-properties officeooo:rsid="001e0fe6"/>
    </style:style>
    <style:style style:name="T7" style:family="text">
      <style:text-properties officeooo:rsid="002057f2"/>
    </style:style>
    <style:style style:name="T8" style:family="text">
      <style:text-properties officeooo:rsid="00211b0e"/>
    </style:style>
    <style:style style:name="T9" style:family="text">
      <style:text-properties officeooo:rsid="00260a8e"/>
    </style:style>
    <style:style style:name="T10" style:family="text">
      <style:text-properties officeooo:rsid="002c735e"/>
    </style:style>
    <style:style style:name="T11" style:family="text">
      <style:text-properties officeooo:rsid="003321f8"/>
    </style:style>
    <style:style style:name="T12" style:family="text">
      <style:text-properties officeooo:rsid="00379ce8"/>
    </style:style>
    <style:style style:name="T13" style:family="text">
      <style:text-properties officeooo:rsid="003c8524"/>
    </style:style>
    <style:style style:name="T14" style:family="text">
      <style:text-properties officeooo:rsid="0040c813"/>
    </style:style>
    <style:style style:name="T15" style:family="text">
      <style:text-properties officeooo:rsid="00430b8a"/>
    </style:style>
    <style:style style:name="T16" style:family="text">
      <style:text-properties officeooo:rsid="00438801"/>
    </style:style>
    <style:style style:name="T17" style:family="text">
      <style:text-properties officeooo:rsid="004922fe"/>
    </style:style>
    <style:style style:name="T18" style:family="text">
      <style:text-properties officeooo:rsid="004d067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pplementary Specification</text:p>
      <text:p text:style-name="P2">1. Introduction</text:p>
      <text:p text:style-name="P3"><text:tab/>The <text:s/>Supplementary Specification includes the nonfunctional requirements and functional requirements which are not captured by the use cases. <text:span text:style-name="T1">It also contains those requirements that do not map to a specific use case: Functionality, Usability, Reliability, Performance, Supportability</text:span></text:p>
      <text:p text:style-name="P4"><text:tab/></text:p>
      <text:p text:style-name="P4">1.1 <text:span text:style-name="T2">Functionality</text:span></text:p>
      <text:p text:style-name="P5">- <text:span text:style-name="T3">Users have logged in to the registration website</text:span></text:p>
      <text:p text:style-name="P5">- <text:span text:style-name="T4">Users can search for course and view course information</text:span></text:p>
      <text:p text:style-name="P5">- <text:span text:style-name="T9">There should be clear messages indicating system errors</text:span></text:p>
      <text:p text:style-name="P5"/>
      <text:p text:style-name="P7">1.2 <text:span text:style-name="T5">Usability</text:span></text:p>
      <text:p text:style-name="P7">- <text:span text:style-name="T18">The website should provide user-friendly UI</text:span></text:p>
      <text:p text:style-name="P8">- <text:span text:style-name="T6">Include ease-of-use requirements specify that the system is ready to be used by the users. There is also additional documents for users to deal with problem in case of something wrong</text:span></text:p>
      <text:p text:style-name="P8">- <text:span text:style-name="T9">Error messages should be clear to users</text:span></text:p>
      <text:p text:style-name="P7"/>
      <text:p text:style-name="P9">1.3 <text:span text:style-name="T7">Reliability</text:span></text:p>
      <text:p text:style-name="P9">- <text:span text:style-name="T8">The code is well written, with approximately 2-3 defects per thousand lines of code</text:span></text:p>
      <text:p text:style-name="P9">- <text:span text:style-name="T10">Mean time between two failures should exceed 2000 hours</text:span></text:p>
      <text:p text:style-name="P10"/>
      <text:p text:style-name="P13">1.4 <text:span text:style-name="T12">Performance</text:span></text:p>
      <text:p text:style-name="P12"><text:span text:style-name="T11">- The website should be able to handle 50000 users accessing the website concurrently</text:span></text:p>
      <text:p text:style-name="P11"><text:span text:style-name="T11">- The users are expected to see the pages below 6 seconds if it is the first time they access the website.</text:span></text:p>
      <text:p text:style-name="P11">- <text:span text:style-name="T13">Average response time should be less than 4 seconds in optimal condition</text:span></text:p>
      <text:p text:style-name="P11"/>
      <text:p text:style-name="P14">1.5 <text:span text:style-name="T14">Supportability</text:span></text:p>
      <text:p text:style-name="P14">- <text:span text:style-name="T15">The code should be well commented and well linted</text:span></text:p>
      <text:p text:style-name="P14">- <text:span text:style-name="T16">All third party libraries should be included in ‘package.json’</text:span></text:p>
      <text:p text:style-name="P14">- <text:span text:style-name="T17">Commit messages should be clear to other develope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21:32:12.809732876</meta:creation-date>
    <dc:date>2017-09-20T11:03:30.271718858</dc:date>
    <meta:editing-duration>PT46M51S</meta:editing-duration>
    <meta:editing-cycles>49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229" meta:character-count="1416" meta:non-whitespace-character-count="1206"/>
  </office:meta>
</office:document-meta>
</file>